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DA00000128F44BB32B9209FCB3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0000" draw:fill="solid" draw:fill-color="#000000" draw:opacity="100%" draw:opacity-name="Transparency_20_1" draw:textarea-horizontal-align="justify" draw:textarea-vertical-align="middle" draw:auto-grow-height="false" fo:min-height="1.164cm" fo:min-width="3.744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81cm" draw:marker-start-width="0.321cm" draw:marker-end="Estremità_20_linea_20_1" draw:marker-end-width="0.421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0.694cm" fo:min-width="2.016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.008cm" fo:min-width="2.33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1.322cm" fo:min-width="3.588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81cm" svg:stroke-color="#800080" draw:marker-start-width="0.321cm" draw:marker-end="Estremità_20_linea_20_2" draw:marker-end-width="0.4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standard">
      <style:graphic-properties draw:fill-color="#ffa6a6" draw:textarea-horizontal-align="justify" draw:textarea-vertical-align="middle" draw:auto-grow-height="false" fo:min-height="0.694cm" fo:min-width="2.646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e8f2a1" draw:fill-color="#e8f2a1" draw:textarea-horizontal-align="justify" draw:textarea-vertical-align="middle" draw:auto-grow-height="false" fo:min-height="1.104cm" fo:min-width="3.854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972f" draw:textarea-horizontal-align="justify" draw:textarea-vertical-align="middle" draw:auto-grow-height="false" fo:min-height="1.104cm" fo:min-width="2.854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ffd7d7" draw:textarea-horizontal-align="justify" draw:textarea-vertical-align="middle" draw:auto-grow-height="false" fo:min-height="0.654cm" fo:min-width="1.904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081cm" draw:marker-start-width="0.321cm" draw:marker-end="Estremità_20_linea_20_3" draw:marker-end-width="0.421cm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standard">
      <style:graphic-properties draw:fill-color="#f5ed4d" draw:textarea-horizontal-align="justify" draw:textarea-vertical-align="middle" draw:auto-grow-height="false" fo:min-height="1.164cm" fo:min-width="1.976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bbe33d" draw:textarea-horizontal-align="justify" draw:textarea-vertical-align="middle" draw:auto-grow-height="false" fo:min-height="1.25cm" fo:min-width="2.5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81d41a" draw:textarea-horizontal-align="justify" draw:textarea-vertical-align="middle" draw:auto-grow-height="false" fo:min-height="0.812cm" fo:min-width="3.744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ea7500" draw:textarea-horizontal-align="justify" draw:textarea-vertical-align="middle" draw:auto-grow-height="false" fo:min-height="1.104cm" fo:min-width="4.354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6d" draw:opacity="100%" draw:opacity-name="Transparency_20_1" draw:textarea-horizontal-align="justify" draw:textarea-vertical-align="middle" draw:auto-grow-height="false" fo:min-height="0.25cm" fo:min-width="8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081cm" svg:stroke-color="#55308d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9" style:family="graphic" style:parent-style-name="objectwithoutfill">
      <style:graphic-properties svg:stroke-width="0.053cm" svg:stroke-color="#e8a202" draw:marker-start-width="0.279cm" draw:marker-end="Estremità_20_linea_20_4" draw:marker-end-width="0.379cm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objectwithoutfill">
      <style:graphic-properties svg:stroke-width="0.053cm" draw:marker-start-width="0.279cm" draw:marker-end="Estremità_20_linea_20_5" draw:marker-end-width="0.379cm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106cm" draw:marker-start-width="0.359cm" draw:marker-end="Estremità_20_linea_20_6" draw:marker-end-width="0.459cm" draw:fill="none" draw:textarea-vertical-align="middle" fo:padding-top="0.178cm" fo:padding-bottom="0.178cm" fo:padding-left="0.303cm" fo:padding-right="0.303cm" loext:decorative="false"/>
    </style:style>
    <style:style style:name="gr22" style:family="graphic" style:parent-style-name="objectwithoutfill">
      <style:graphic-properties svg:stroke-width="0.053cm" svg:stroke-color="#ff0000" draw:marker-start-width="0.279cm" draw:marker-end="Estremità_20_linea_20_7" draw:marker-end-width="0.379cm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svg:stroke-width="0.053cm" svg:stroke-color="#ff6d6d" draw:marker-start-width="0.279cm" draw:marker-end="Estremità_20_linea_20_8" draw:marker-end-width="0.379cm" draw:fill="none" draw:textarea-vertical-align="middle" fo:padding-top="0.151cm" fo:padding-bottom="0.151cm" fo:padding-left="0.276cm" fo:padding-right="0.276cm" loext:decorative="false"/>
    </style:style>
    <style:style style:name="gr24" style:family="graphic" style:parent-style-name="objectwithoutfill">
      <style:graphic-properties svg:stroke-width="0.081cm" svg:stroke-color="#ffd428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5" style:family="graphic" style:parent-style-name="objectwithoutfill">
      <style:graphic-properties svg:stroke-width="0.053cm" svg:stroke-color="#ed4c05" draw:marker-start-width="0.279cm" draw:marker-end="Estremità_20_linea_20_9" draw:marker-end-width="0.379cm" draw:fill="none" draw:textarea-vertical-align="middle" fo:padding-top="0.151cm" fo:padding-bottom="0.151cm" fo:padding-left="0.276cm" fo:padding-right="0.276cm" loext:decorative="false"/>
    </style:style>
    <style:style style:name="gr26" style:family="graphic" style:parent-style-name="objectwithoutfill">
      <style:graphic-properties svg:stroke-width="0.053cm" svg:stroke-color="#800080" draw:marker-start-width="0.279cm" draw:marker-end="Estremità_20_linea_20_10" draw:marker-end-width="0.379cm" draw:fill="none" draw:textarea-vertical-align="middle" fo:padding-top="0.151cm" fo:padding-bottom="0.151cm" fo:padding-left="0.276cm" fo:padding-right="0.276cm" loext:decorative="false"/>
    </style:style>
    <style:style style:name="gr27" style:family="graphic" style:parent-style-name="objectwithoutfill">
      <style:graphic-properties svg:stroke-width="0.081cm" svg:stroke-color="#ff3838" draw:marker-start-width="0.321cm" draw:marker-end="Estremità_20_linea_20_13" draw:marker-end-width="0.421cm" draw:fill="none" draw:textarea-vertical-align="middle" fo:padding-top="0.165cm" fo:padding-bottom="0.165cm" fo:padding-left="0.29cm" fo:padding-right="0.29cm" loext:decorative="false"/>
    </style:style>
    <style:style style:name="gr28" style:family="graphic" style:parent-style-name="objectwithoutfill">
      <style:graphic-properties svg:stroke-width="0.081cm" svg:stroke-color="#4013f2" draw:marker-start-width="0.321cm" draw:marker-end="Estremità_20_linea_20_14" draw:marker-end-width="0.421cm" draw:fill="none" draw:textarea-vertical-align="middle" fo:padding-top="0.165cm" fo:padding-bottom="0.165cm" fo:padding-left="0.29cm" fo:padding-right="0.29cm" loext:decorative="false"/>
    </style:style>
    <style:style style:name="gr29" style:family="graphic" style:parent-style-name="objectwithoutfill">
      <style:graphic-properties svg:stroke-width="0.081cm" svg:stroke-color="#ff1493" draw:marker-start-width="0.321cm" draw:marker-end="Estremità_20_linea_20_15" draw:marker-end-width="0.421cm" draw:fill="none" draw:textarea-vertical-align="middle" fo:padding-top="0.165cm" fo:padding-bottom="0.165cm" fo:padding-left="0.29cm" fo:padding-right="0.29cm" loext:decorative="false"/>
    </style:style>
    <style:style style:name="gr30" style:family="graphic" style:parent-style-name="objectwithoutfill">
      <style:graphic-properties draw:marker-end="Estremità_20_linea_20_16" draw:marker-end-width="0.3cm" draw:fill="none" draw:textarea-vertical-align="middle" loext:decorative="false"/>
    </style:style>
    <style:style style:name="gr31" style:family="graphic">
      <style:graphic-properties style:protect="size" loext:decorative="false"/>
    </style:style>
    <style:style style:name="pr1" style:family="presentation" style:parent-style-name="Predefinito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color="#ffff00" loext:opacity="100%" fo:font-size="18pt" fo:background-color="transparent"/>
    </style:style>
    <style:style style:name="P2" style:family="paragraph">
      <loext:graphic-properties draw:fill="solid" draw:fill-color="#000000" draw:opacity="100%" draw:opacity-name="Transparency_20_1"/>
      <style:paragraph-properties fo:text-align="center" style:writing-mode="lr-tb"/>
      <style:text-properties fo:color="#ffff00" loext:opacity="100%" fo:font-size="18pt" fo:background-color="transparen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1c1c1c" loext:opacity="100%" fo:font-size="18pt"/>
    </style:style>
    <style:style style:name="P5" style:family="paragraph">
      <loext:graphic-properties draw:fill="gradient" draw:fill-gradient-name="Pastel_20_Bouquet"/>
      <style:paragraph-properties fo:text-align="center" style:writing-mode="lr-tb"/>
      <style:text-properties fo:color="#1c1c1c" loext:opacity="100%" fo:font-size="18pt"/>
    </style:style>
    <style:style style:name="P6" style:family="paragraph">
      <style:paragraph-properties fo:text-align="center"/>
      <style:text-properties fo:color="#ff4000" loext:opacity="100%" fo:font-size="18pt"/>
    </style:style>
    <style:style style:name="P7" style:family="paragraph">
      <loext:graphic-properties draw:fill-color="#ffff00"/>
      <style:paragraph-properties fo:text-align="center" style:writing-mode="lr-tb"/>
      <style:text-properties fo:color="#ff4000" loext:opacity="100%" fo:font-size="18pt"/>
    </style:style>
    <style:style style:name="P8" style:family="paragraph">
      <loext:graphic-properties draw:fill-color="#dee6ef"/>
      <style:paragraph-properties fo:text-align="center" style:writing-mode="lr-tb"/>
      <style:text-properties fo:color="#ff4000" loext:opacity="100%" fo:font-size="18pt"/>
    </style:style>
    <style:style style:name="P9" style:family="paragraph">
      <style:paragraph-properties fo:text-align="center"/>
      <style:text-properties fo:color="#ffff00" loext:opacity="100%" fo:font-size="18pt"/>
    </style:style>
    <style:style style:name="P10" style:family="paragraph">
      <loext:graphic-properties draw:fill-color="#ffa6a6"/>
      <style:paragraph-properties fo:text-align="center" style:writing-mode="lr-tb"/>
      <style:text-properties fo:color="#ffff00" loext:opacity="100%" fo:font-size="18pt"/>
    </style:style>
    <style:style style:name="P11" style:family="paragraph">
      <style:paragraph-properties fo:text-align="center"/>
      <style:text-properties fo:color="#ff0000" loext:opacity="100%" fo:font-size="18pt"/>
    </style:style>
    <style:style style:name="P12" style:family="paragraph">
      <loext:graphic-properties draw:fill-color="#e8f2a1"/>
      <style:paragraph-properties fo:text-align="center" style:writing-mode="lr-tb"/>
      <style:text-properties fo:color="#ff0000" loext:opacity="100%" fo:font-size="18pt"/>
    </style:style>
    <style:style style:name="P13" style:family="paragraph">
      <style:paragraph-properties fo:text-align="center"/>
      <style:text-properties fo:color="#ffffff" loext:opacity="100%" fo:font-size="18pt"/>
    </style:style>
    <style:style style:name="P14" style:family="paragraph">
      <loext:graphic-properties draw:fill-color="#ff972f"/>
      <style:paragraph-properties fo:text-align="center" style:writing-mode="lr-tb"/>
      <style:text-properties fo:color="#ffffff" loext:opacity="100%"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-color="#ffd7d7"/>
      <style:paragraph-properties fo:text-align="center" style:writing-mode="lr-tb"/>
      <style:text-properties fo:font-size="18pt"/>
    </style:style>
    <style:style style:name="P17" style:family="paragraph">
      <loext:graphic-properties draw:fill-color="#f5ed4d"/>
      <style:paragraph-properties fo:text-align="center" style:writing-mode="lr-tb"/>
      <style:text-properties fo:font-size="18pt"/>
    </style:style>
    <style:style style:name="P18" style:family="paragraph">
      <loext:graphic-properties draw:fill-color="#bbe33d"/>
      <style:paragraph-properties fo:text-align="center" style:writing-mode="lr-tb"/>
      <style:text-properties fo:color="#ff4000" loext:opacity="100%" fo:font-size="18pt"/>
    </style:style>
    <style:style style:name="P19" style:family="paragraph">
      <loext:graphic-properties draw:fill-color="#81d41a"/>
      <style:paragraph-properties fo:text-align="center" style:writing-mode="lr-tb"/>
      <style:text-properties fo:font-size="18pt"/>
    </style:style>
    <style:style style:name="P20" style:family="paragraph">
      <loext:graphic-properties draw:fill-color="#ea7500"/>
      <style:paragraph-properties fo:text-align="center" style:writing-mode="lr-tb"/>
      <style:text-properties fo:font-size="18pt"/>
    </style:style>
    <style:style style:name="P21" style:family="paragraph">
      <loext:graphic-properties draw:fill-color="#ffff6d" draw:opacity="100%" draw:opacity-name="Transparency_20_1"/>
      <style:paragraph-properties fo:text-align="center" style:writing-mode="lr-tb"/>
      <style:text-properties fo:font-size="18pt"/>
    </style:style>
    <style:style style:name="P22" style:family="paragraph">
      <loext:graphic-properties draw:fill-color="#ffffff"/>
    </style:style>
    <style:style style:name="T1" style:family="text">
      <style:text-properties fo:color="#ffff00" loext:opacity="100%" fo:font-size="22pt" fo:background-color="transparent" style:font-size-asian="22pt" style:font-size-complex="22pt"/>
    </style:style>
    <style:style style:name="T2" style:family="text">
      <style:text-properties fo:color="#1c1c1c" loext:opacity="100%" fo:font-size="18pt"/>
    </style:style>
    <style:style style:name="T3" style:family="text">
      <style:text-properties fo:color="#ff4000" loext:opacity="100%" fo:font-size="16pt" style:font-size-asian="16pt" style:font-size-complex="16pt"/>
    </style:style>
    <style:style style:name="T4" style:family="text">
      <style:text-properties fo:color="#ff4000" loext:opacity="100%" fo:font-size="18pt" style:font-size-asian="18pt" style:font-size-complex="18pt"/>
    </style:style>
    <style:style style:name="T5" style:family="text">
      <style:text-properties fo:color="#ffff00" loext:opacity="100%" fo:font-size="18pt"/>
    </style:style>
    <style:style style:name="T6" style:family="text">
      <style:text-properties fo:color="#ff0000" loext:opacity="100%" fo:font-size="18pt"/>
    </style:style>
    <style:style style:name="T7" style:family="text">
      <style:text-properties fo:color="#ffffff" loext:opacity="100%" fo:font-size="18pt"/>
    </style:style>
    <style:style style:name="T8" style:family="text">
      <style:text-properties fo:font-size="18pt"/>
    </style:style>
    <style:style style:name="T9" style:family="text">
      <style:text-properties fo:color="#ff4000" loext:opacity="100%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2" draw:layer="layout" svg:width="6cm" svg:height="2cm" svg:x="10cm" svg:y="2cm">
          <text:p text:style-name="P1"><text:span text:style-name="T1">Morfologia di Fr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" draw:text-style-name="P3" xml:id="id5" draw:id="id5" draw:layer="layout" svg:width="0cm" svg:height="1.499cm" svg:x="13cm" svg:y="4cm" svg:viewBox="0 0 0 1500" draw:points="0,0 0,1500">
          <text:p/>
        </draw:polyline>
        <draw:connector draw:style-name="gr3" draw:text-style-name="P3" xml:id="id6" draw:id="id6" draw:layer="layout" draw:type="line" svg:x1="3.5cm" svg:y1="5.697cm" svg:x2="23cm" svg:y2="5.697cm" draw:start-shape="id1" draw:start-glue-point="0" draw:end-shape="id2" draw:end-glue-point="0" svg:d="M3500 5697h19500" svg:viewBox="0 0 19501 1">
          <text:p/>
        </draw:connector>
        <draw:custom-shape draw:style-name="gr4" draw:text-style-name="P5" xml:id="id16" draw:id="id16" draw:layer="layout" svg:width="4cm" svg:height="1.5cm" svg:x="3.5cm" svg:y="11.5cm">
          <text:p text:style-name="P4"><text:span text:style-name="T2">Articol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7" xml:id="id18" draw:id="id18" draw:layer="layout" svg:width="4.5cm" svg:height="2cm" svg:x="9.5cm" svg:y="12cm">
          <text:p text:style-name="P6"><text:span text:style-name="T3">Aggettiv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8" xml:id="id25" draw:id="id25" draw:layer="layout" svg:width="6.5cm" svg:height="2.5cm" svg:x="16cm" svg:y="11cm">
          <text:p text:style-name="P6"><text:span text:style-name="T4">Preposizion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olyline draw:style-name="gr7" draw:text-style-name="P3" xml:id="id1" draw:id="id1" draw:layer="layout" svg:width="0cm" svg:height="1.302cm" svg:x="3.5cm" svg:y="5.697cm" svg:viewBox="0 0 0 1303" draw:points="0,0 0,1303">
          <text:p/>
        </draw:polyline>
        <draw:custom-shape draw:style-name="gr8" draw:text-style-name="P10" xml:id="id7" draw:id="id7" draw:layer="layout" svg:width="5cm" svg:height="1.5cm" svg:x="1cm" svg:y="6.5cm">
          <text:p text:style-name="P9"><text:span text:style-name="T5"/></text:p>
          <text:p text:style-name="P9"><text:span text:style-name="T5">Variabile</text:span></text:p>
          <text:p text:style-name="P9"><text:span text:style-name="T5"/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2" xml:id="id8" draw:id="id8" draw:layer="layout" svg:width="4.5cm" svg:height="1.5cm" svg:x="20.5cm" svg:y="6.5cm">
          <text:p text:style-name="P11"><text:span text:style-name="T6">Invariabi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xml:id="id15" draw:id="id15" draw:layer="layout" svg:width="3.5cm" svg:height="1.5cm" svg:x="0cm" svg:y="9cm">
          <text:p text:style-name="P13"><text:span text:style-name="T7">Prono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xml:id="id17" draw:id="id17" draw:layer="layout" svg:width="2.5cm" svg:height="1cm" svg:x="8.5cm" svg:y="9cm">
          <text:p text:style-name="P15"><text:span text:style-name="T8">Verb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2" draw:text-style-name="P3" xml:id="id2" draw:id="id2" draw:layer="layout" svg:width="0cm" svg:height="0.909cm" svg:x="23cm" svg:y="5.697cm" svg:viewBox="0 0 0 910" draw:points="0,0 0,910">
          <text:p/>
        </draw:polyline>
        <draw:custom-shape draw:style-name="gr13" draw:text-style-name="P17" xml:id="id19" draw:id="id19" draw:layer="layout" svg:width="3.5cm" svg:height="2cm" svg:x="13.5cm" svg:y="9.5cm">
          <text:p text:style-name="P15"><text:span text:style-name="T8">Nom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26" draw:id="id26" draw:layer="layout" svg:width="3cm" svg:height="1.5cm" svg:x="21cm" svg:y="13.5cm">
          <text:p text:style-name="P6"><text:span text:style-name="T9">Avverbi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xml:id="id3" draw:id="id3" draw:layer="layout" svg:width="6cm" svg:height="1.5cm" svg:x="23cm" svg:y="12.5cm">
          <text:p text:style-name="P15"><text:span text:style-name="T8"/></text:p>
          <text:p text:style-name="P15"><text:span text:style-name="T8">Congiunzioni</text:span></text:p>
          <text:p text:style-name="P15"><text:span text:style-name="T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xml:id="id27" draw:id="id27" draw:layer="layout" svg:width="5cm" svg:height="1.5cm" svg:x="23.5cm" svg:y="9.5cm">
          <text:p text:style-name="P15"><text:span text:style-name="T8"/></text:p>
          <text:p text:style-name="P15"><text:span text:style-name="T8">Esclamazioni</text:span></text:p>
          <text:p text:style-name="P15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4" draw:id="id4" draw:layer="layout" svg:width="8.5cm" svg:height="0.5cm" svg:x="9cm" svg:y="4.5cm">
          <text:p text:style-name="P15"><text:span text:style-name="T8">In base al genere e numero </text:span></text:p>
          <draw:enhanced-geometry svg:viewBox="0 0 21600 21600" draw:type="rectangle" draw:enhanced-path="M 0 0 L 21600 0 21600 21600 0 21600 0 0 Z N"/>
        </draw:custom-shape>
        <draw:connector draw:style-name="gr18" draw:text-style-name="P3" xml:id="id9" draw:id="id9" draw:layer="layout" draw:type="line" svg:x1="0.771cm" svg:y1="8.5cm" svg:x2="15.854cm" svg:y2="8.396cm" svg:d="M771 8500l15083-104" svg:viewBox="0 0 15084 105">
          <text:p/>
        </draw:connector>
        <draw:polyline draw:style-name="gr19" draw:text-style-name="P3" xml:id="id10" draw:id="id10" draw:layer="layout" svg:width="0cm" svg:height="0.499cm" svg:x="1.5cm" svg:y="8.5cm" svg:viewBox="0 0 0 500" draw:points="0,0 0,500">
          <text:p/>
        </draw:polyline>
        <draw:polyline draw:style-name="gr20" draw:text-style-name="P3" xml:id="id12" draw:id="id12" draw:layer="layout" svg:width="0cm" svg:height="0.562cm" svg:x="9.5cm" svg:y="8.437cm" svg:viewBox="0 0 0 563" draw:points="0,0 0,563">
          <text:p/>
        </draw:polyline>
        <draw:polyline draw:style-name="gr21" draw:text-style-name="P3" xml:id="id11" draw:id="id11" draw:layer="layout" svg:width="0cm" svg:height="2.999cm" svg:x="5.5cm" svg:y="8.5cm" svg:viewBox="0 0 0 3000" draw:points="0,0 0,3000">
          <text:p/>
        </draw:polyline>
        <draw:polyline draw:style-name="gr22" draw:text-style-name="P3" xml:id="id13" draw:id="id13" draw:layer="layout" svg:width="0cm" svg:height="3.499cm" svg:x="11.5cm" svg:y="8.396cm" svg:viewBox="0 0 0 3500" draw:points="0,0 0,3500">
          <text:p/>
        </draw:polyline>
        <draw:polyline draw:style-name="gr23" draw:text-style-name="P3" xml:id="id14" draw:id="id14" draw:layer="layout" svg:width="0cm" svg:height="0.999cm" svg:x="15cm" svg:y="8.5cm" svg:viewBox="0 0 0 1000" draw:points="0,0 0,1000">
          <text:p/>
        </draw:polyline>
        <draw:connector draw:style-name="gr24" draw:text-style-name="P3" xml:id="id20" draw:id="id20" draw:layer="layout" draw:type="line" svg:x1="17.979cm" svg:y1="8.542cm" svg:x2="27.791cm" svg:y2="8.5cm" svg:d="M17979 8542l9812-42" svg:viewBox="0 0 9813 43">
          <text:p/>
        </draw:connector>
        <draw:polyline draw:style-name="gr25" draw:text-style-name="P3" xml:id="id21" draw:id="id21" draw:layer="layout" svg:width="0cm" svg:height="2.457cm" svg:x="19cm" svg:y="8.542cm" svg:viewBox="0 0 0 2458" draw:points="0,0 0,2458">
          <text:p/>
        </draw:polyline>
        <draw:polyline draw:style-name="gr26" draw:text-style-name="P3" xml:id="id22" draw:id="id22" draw:layer="layout" svg:width="0cm" svg:height="4.957cm" svg:x="22.5cm" svg:y="8.542cm" svg:viewBox="0 0 0 4958" draw:points="0,0 0,4958">
          <text:p/>
        </draw:polyline>
        <draw:connector draw:style-name="gr27" draw:text-style-name="P3" xml:id="id23" draw:id="id23" draw:layer="layout" draw:line-skew="1.229cm" svg:x1="23.104cm" svg:y1="8.542cm" svg:x2="26cm" svg:y2="12.5cm" draw:end-shape="id3" draw:end-glue-point="4" svg:d="M23104 8542v2958h2896v1000" svg:viewBox="0 0 2897 3959">
          <text:p/>
        </draw:connector>
        <draw:polyline draw:style-name="gr28" draw:text-style-name="P3" xml:id="id24" draw:id="id24" draw:layer="layout" svg:width="0cm" svg:height="0.999cm" svg:x="26cm" svg:y="8.5cm" svg:viewBox="0 0 0 1000" draw:points="0,0 0,1000">
          <text:p/>
        </draw:polyline>
        <draw:line draw:style-name="gr29" draw:text-style-name="P3" draw:layer="layout" svg:x1="3.5cm" svg:y1="8cm" svg:x2="3.5cm" svg:y2="8.5cm">
          <text:p/>
        </draw:line>
        <draw:line draw:style-name="gr30" draw:text-style-name="P3" draw:layer="layout" svg:x1="23cm" svg:y1="8cm" svg:x2="23cm" svg:y2="8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8s" smil:fill="hold" smil:targetElement="id4" smil:attributeName="visibility" smil:to="visible"/>
                  <anim:transitionFilter smil:dur="0.9s" smil:targetElement="id4" smil:type="irisWipe" smil:subtype="rectangle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9" smil:attributeName="visibility" smil:to="visible"/>
                  <anim:transitionFilter smil:dur="2s" smil:targetElement="id9" smil:type="ellipse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oval" presentation:preset-sub-type="in">
                  <anim:set smil:begin="0s" smil:dur="0.00025s" smil:fill="hold" smil:targetElement="id10" smil:attributeName="visibility" smil:to="visible"/>
                  <anim:transitionFilter smil:dur="0.5s" smil:targetElement="id10" smil:type="ellipse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oval" presentation:preset-sub-type="in">
                  <anim:set smil:begin="0s" smil:dur="0.00025s" smil:fill="hold" smil:targetElement="id11" smil:attributeName="visibility" smil:to="visible"/>
                  <anim:transitionFilter smil:dur="0.5s" smil:targetElement="id11" smil:type="ellipse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oval" presentation:preset-sub-type="in">
                  <anim:set smil:begin="0s" smil:dur="0.00025s" smil:fill="hold" smil:targetElement="id12" smil:attributeName="visibility" smil:to="visible"/>
                  <anim:transitionFilter smil:dur="0.5s" smil:targetElement="id12" smil:type="ellipse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oval" presentation:preset-sub-type="in">
                  <anim:set smil:begin="0s" smil:dur="0.00025s" smil:fill="hold" smil:targetElement="id13" smil:attributeName="visibility" smil:to="visible"/>
                  <anim:transitionFilter smil:dur="0.5s" smil:targetElement="id13" smil:type="ellipse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oval" presentation:preset-sub-type="in">
                  <anim:set smil:begin="0s" smil:dur="0.00025s" smil:fill="hold" smil:targetElement="id14" smil:attributeName="visibility" smil:to="visible"/>
                  <anim:transitionFilter smil:dur="0.5s" smil:targetElement="id14" smil:type="ellipse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oval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oval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oval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oval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oval" presentation:preset-sub-type="in">
                  <anim:set smil:begin="0s" smil:dur="0.001s" smil:fill="hold" smil:targetElement="id19" smil:attributeName="visibility" smil:to="visible"/>
                  <anim:transitionFilter smil:dur="2s" smil:targetElement="id19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025s" smil:fill="hold" smil:targetElement="id20" smil:attributeName="visibility" smil:to="visible"/>
                  <anim:transitionFilter smil:dur="0.5s" smil:targetElement="id20" smil:type="ellipseWipe" smil:subtype="vertical" smil:direction="rever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25" smil:attributeName="visibility" smil:to="visible"/>
                  <anim:transitionFilter smil:dur="2s" smil:targetElement="id25" smil:type="irisWipe" smil:subtype="diamond" smil:direction="reverse"/>
                </anim:par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26" smil:attributeName="visibility" smil:to="visible"/>
                  <anim:transitionFilter smil:dur="2s" smil:targetElement="id26" smil:type="irisWipe" smil:subtype="diamond" smil:direction="reverse"/>
                </anim:par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3" smil:attributeName="visibility" smil:to="visible"/>
                  <anim:transitionFilter smil:dur="2s" smil:targetElement="id3" smil:type="irisWipe" smil:subtype="diamond" smil:direction="reverse"/>
                </anim:par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27" smil:attributeName="visibility" smil:to="visible"/>
                  <anim:transitionFilter smil:dur="2s" smil:targetElement="id27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31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0000001DA00000128F44BB32B9209FCB3.jpg" xlink:type="simple" xlink:show="embed" xlink:actuate="onLoad"/>
    <draw:opacity draw:name="Transparency_20_1" draw:display-name="Transparency 1" draw:style="axial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3" draw:display-name="Estremità linea 13" svg:viewBox="0 0 20 20" svg:d="M0 20l10-20 10 20z"/>
    <draw:marker draw:name="Estremità_20_linea_20_14" draw:display-name="Estremità linea 14" svg:viewBox="0 0 20 20" svg:d="M0 20l10-20 10 20z"/>
    <draw:marker draw:name="Estremità_20_linea_20_15" draw:display-name="Estremità linea 15" svg:viewBox="0 0 20 20" svg:d="M0 20l10-20 10 20z"/>
    <draw:marker draw:name="Estremità_20_linea_20_16" draw:display-name="Estremità linea 16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a933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1T20:17:37.305000000</meta:creation-date>
    <meta:editing-duration>PT12H51M20S</meta:editing-duration>
    <meta:editing-cycles>4</meta:editing-cycles>
    <meta:generator>LibreOffice/7.6.2.1$Windows_X86_64 LibreOffice_project/56f7684011345957bbf33a7ee678afaf4d2ba333</meta:generator>
    <dc:date>2023-10-23T12:48:06.812000000</dc:date>
    <meta:document-statistic meta:object-count="53"/>
  </office:meta>
</office:document-meta>
</file>